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2" table:number-rows-spanned="1">
            <text:p>Schlafen und so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chlafsack</text:p>
          </table:table-cell>
          <table:table-cell/>
          <table:table-cell table:style-name="ce5" office:value-type="string" table:number-columns-spanned="3" table:number-rows-spanned="3">
            <text:p><text:span text:style-name="T1">Gebrauchsanleitung:</text:span> In Spalte A “ok” oder “n/a” o.ä. eintragen, fertig.</text:p>
          </table:table-cell>
          <table:covered-table-cell table:number-columns-repeated="2"/>
        </table:table-row>
        <table:table-row table:style-name="ro1">
          <table:table-cell table:style-name="ce2"/>
          <table:table-cell office:value-type="string">
            <text:p>Isomatte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Kulturbeutel</text:p>
          </table:table-cell>
          <table:table-cell/>
          <table:covered-table-cell table:number-columns-repeated="3"/>
        </table:table-row>
        <table:table-row table:style-name="ro1">
          <table:table-cell table:style-name="ce2"/>
          <table:table-cell office:value-type="string">
            <text:p>- Zah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spiri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Kondo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Duschg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aschen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ampon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Medikament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frische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Ohrenstöpsel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Klamotten</text:p>
          </table:table-cell>
          <table:covered-table-cell/>
          <table:table-cell table:number-columns-repeated="4"/>
        </table:table-row>
        <table:table-row table:style-name="ro1">
          <table:table-cell table:style-name="ce3"/>
          <table:table-cell office:value-type="string">
            <text:p>Shi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ulli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os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ck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horts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andtuch / Badetuch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u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lapp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Regenjack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rillenetui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Brillenputztüch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chirm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Amüsements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esestoff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bakwar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Ladegerät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eldbeut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Geld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Ticket drin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ausgeräumt?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ampe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Zel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 Heringe?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esteck+Geschir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ell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Tas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-Besteck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Provian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Wasserflasch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Gummistief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aschenlamp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Klopapier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Nerdnerd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Netzwerkkabel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3er-Steckdos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tromkabel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Sonnenschein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Sonnenbrill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Hu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Sonnencrem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Badehose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Chaos Communication Camp 2011</text:p>
          </table:table-cell>
          <table:covered-table-cell/>
          <table:table-cell table:number-columns-repeated="4"/>
        </table:table-row>
        <table:table-row table:style-name="ro1">
          <table:table-cell table:style-name="ce2"/>
          <table:table-cell office:value-type="string">
            <text:p>Micro-USB-Kabel</text:p>
          </table:table-cell>
          <table:table-cell table:number-columns-repeated="4"/>
        </table:table-row>
        <table:table-row table:style-name="ro1" table:number-rows-repeated="10485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.08.2011</text:date>, <text:time>15:4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04T15:44:25</dc:date>
    <meta:editing-duration>PT2H2M14S</meta:editing-duration>
    <meta:editing-cycles>21</meta:editing-cycles>
    <meta:generator>LibreOffice/3.3$Linux LibreOffice_project/330m19$Build-202</meta:generator>
    <dc:creator>orange </dc:creator>
    <meta:document-statistic meta:table-count="3" meta:cell-count="61" meta:object-count="0"/>
  </office:meta>
</office:document-meta>
</file>